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  <style:text-properties fo:font-size="24pt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常量和变量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2.253cm" svg:x="1.35cm" svg:y="4.212cm" presentation:class="outline" presentation:user-transformed="true">
          <draw:text-box>
            <text:list text:style-name="L2">
              <text:list-item>
                <text:p>常量</text:p>
                <text:list>
                  <text:list-item>
                    <text:p>数值常量</text:p>
                  </text:list-item>
                  <text:list-item>
                    <text:p>字符串常量</text:p>
                  </text:list-item>
                  <text:list-item>
                    <text:p>符号常量</text:p>
                  </text:list-item>
                </text:list>
              </text:list-item>
              <text:list-item>
                <text:p>变量</text:p>
                <text:list>
                  <text:list-item>
                    <text:p>数值变量</text:p>
                  </text:list-item>
                  <text:list-item>
                    <text:p>字符串变量</text:p>
                  </text:list-item>
                </text:list>
              </text:list-item>
              <text:list-item>
                <text:p>变量命名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常量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写入程序中的不变的量</text:p>
              </text:list-item>
              <text:list-item>
                <text:p>分类</text:p>
                <text:list>
                  <text:list-item>
                    <text:p>数值常量</text:p>
                  </text:list-item>
                  <text:list-item>
                    <text:p>字符串常量</text:p>
                  </text:list-item>
                  <text:list-item>
                    <text:p>符号常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数值常量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数值常量就是写入程序中的一个数</text:p>
              </text:list-item>
              <text:list-item>
                <text:p>例如</text:p>
                <text:list>
                  <text:list-item>
                    <text:p>392</text:p>
                  </text:list-item>
                  <text:list-item>
                    <text:p>2.35</text:p>
                  </text:list-item>
                  <text:list-item>
                    <text:p>-3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字符串常量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字符串常量是直接由字母、标点符号和数字等组成的一串字符</text:p>
              </text:list-item>
              <text:list-item>
                <text:p>字符串常量用双引号引起来</text:p>
              </text:list-item>
              <text:list-item>
                <text:p>例如</text:p>
                <text:list>
                  <text:list-item>
                    <text:p>”Hello, world!”</text:p>
                  </text:list-item>
                  <text:list-item>
                    <text:p>”Bye! GhostTM55”</text:p>
                  </text:list-item>
                  <text:list-item>
                    <text:p><text:span text:style-name="T3">”</text:span><text:span text:style-name="T3">392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符号常量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程序中多次使用的常量，一般给它一个名字，这样的常量叫做符号常量</text:p>
              </text:list-item>
              <text:list-item>
                <text:p>例如</text:p>
                <text:list>
                  <text:list-item>
                    <text:p><text:span text:style-name="T3">CONST</text:span> PI=3.141592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变量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可以修改内容的量</text:p>
              </text:list-item>
              <text:list-item>
                <text:p>变量像一间屋子，里面存放的东西是可以变换的</text:p>
              </text:list-item>
              <text:list-item>
                <text:p>分类</text:p>
                <text:list>
                  <text:list-item>
                    <text:p>数值变量</text:p>
                  </text:list-item>
                  <text:list-item>
                    <text:p>字符串变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数值变量</text:p>
          </draw:text-box>
        </draw:frame>
        <draw:frame presentation:style-name="pr8" draw:layer="layout" svg:width="24.299cm" svg:height="12.876cm" svg:x="1.35cm" svg:y="4.212cm" presentation:class="outline" presentation:user-transformed="true">
          <draw:text-box>
            <text:list text:style-name="L2">
              <text:list-item>
                <text:p>整型变量</text:p>
                <text:list>
                  <text:list-item>
                    <text:p>可以储存整数</text:p>
                  </text:list-item>
                  <text:list-item>
                    <text:p>变量名没有后缀或者有%后缀</text:p>
                  </text:list-item>
                  <text:list-item>
                    <text:p>例如</text:p>
                    <text:list>
                      <text:list-item>
                        <text:p>a = 3</text:p>
                      </text:list-item>
                      <text:list-item>
                        <text:p>cnt% = 256</text:p>
                      </text:list-item>
                    </text:list>
                  </text:list-item>
                </text:list>
              </text:list-item>
              <text:list-item>
                <text:p>浮点型变量</text:p>
                <text:list>
                  <text:list-item>
                    <text:p>可以储存小数</text:p>
                  </text:list-item>
                  <text:list-item>
                    <text:p>例如：count = 3.7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字符串变量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可以储存字符串</text:p>
              </text:list-item>
              <text:list-item>
                <text:p>变量名有$后缀</text:p>
              </text:list-item>
              <text:list-item>
                <text:p>例如</text:p>
                <text:list>
                  <text:list-item>
                    <text:p>a$ = ”Gone with the wind.”</text:p>
                  </text:list-item>
                  <text:list-item>
                    <text:p>Ss$ = ”339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变量命名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3">可以使用大小写字母、数字</text:span></text:p>
              </text:list-item>
              <text:list-item>
                <text:p><text:span text:style-name="T3">必须用字母开头</text:span></text:p>
              </text:list-item>
              <text:list-item>
                <text:p><text:span text:style-name="T3">变量名长度为</text:span><text:span text:style-name="T3">1~40</text:span><text:span text:style-name="T3">个字符</text:span></text:p>
              </text:list-item>
              <text:list-item>
                <text:p><text:span text:style-name="T4">不可以使用</text:span><text:span text:style-name="T4">QB</text:span><text:span text:style-name="T4">保留字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2.253cm" svg:x="1.35cm" svg:y="4.212cm" presentation:class="outline" presentation:user-transformed="true">
          <draw:text-box>
            <text:list text:style-name="L2">
              <text:list-item>
                <text:p>常量</text:p>
                <text:list>
                  <text:list-item>
                    <text:p>数值常量</text:p>
                  </text:list-item>
                  <text:list-item>
                    <text:p>字符串常量</text:p>
                  </text:list-item>
                  <text:list-item>
                    <text:p>符号常量</text:p>
                  </text:list-item>
                </text:list>
              </text:list-item>
              <text:list-item>
                <text:p>变量</text:p>
                <text:list>
                  <text:list-item>
                    <text:p>数值变量</text:p>
                  </text:list-item>
                  <text:list-item>
                    <text:p>字符串变量</text:p>
                  </text:list-item>
                </text:list>
              </text:list-item>
              <text:list-item>
                <text:p>变量命名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23T15:08:06</meta:creation-date>
    <dc:language>fi-FI</dc:language>
    <meta:editing-cycles>16</meta:editing-cycles>
    <meta:editing-duration>PT1H56M41S</meta:editing-duration>
    <meta:initial-creator>Richard Ma</meta:initial-creator>
    <dc:date>2011-10-23T17:04:44</dc:date>
    <dc:creator>Richard Ma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